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f0041" draw:fill-color="#cccccc" draw:textarea-vertical-align="middl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71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7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999999" draw:fill-color="#ffde59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svg:stroke-width="0.028cm" svg:stroke-color="#3a1a0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28cm" svg:stroke-color="#afd09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3.218cm"/>
    </style:style>
    <style:style style:name="gr9" style:family="graphic" style:parent-style-name="standard">
      <style:graphic-properties draw:fill-color="#069a2e" draw:textarea-vertical-align="middle"/>
    </style:style>
    <style:style style:name="gr10" style:family="graphic" style:parent-style-name="objectwithoutfill">
      <style:graphic-properties svg:stroke-color="#ffffff" draw:fill="none" draw:textarea-vertical-align="middle"/>
    </style:style>
    <style:style style:name="gr11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399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398cm"/>
    </style:style>
    <style:style style:name="gr13" style:family="graphic" style:parent-style-name="objectwithoutfill">
      <style:graphic-properties svg:stroke-width="0.028cm" svg:stroke-color="#5eb91e" draw:marker-start-width="0.326cm" draw:marker-end-width="0.326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e8a20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35cm" svg:stroke-color="#e8a202" draw:marker-start-width="0.294cm" draw:marker-end-width="0.294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Ultrafine_20_Dotted_20__28_var_29_" svg:stroke-width="0.018cm" svg:stroke-color="#ff8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069a2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651cm" svg:height="0.416cm" svg:x="1.374cm" svg:y="3.495cm" svg:viewBox="0 0 652 417" svg:d="M270 1c181-3 278 1 382 0 0 316-128 163-255 416-132 0-397 0-397 0 142-253 261-166 270-416z">
          <text:p/>
        </draw:path>
        <draw:custom-shape draw:style-name="gr2" draw:text-style-name="P2" draw:layer="layout" svg:width="0.571cm" svg:height="0.086cm" svg:x="1.564cm" svg:y="0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7cm" svg:height="0.086cm" svg:x="2.608cm" svg:y="0.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1.493cm" svg:height="0.185cm" draw:transform="skewX (0.00837758040957271) rotate (-1.31719998648012) translate (0.966826511713439cm 0.601069588373537cm)" svg:viewBox="0 0 1494 186" svg:d="M0 143c706 50 1430 105 1494-143">
          <text:p/>
        </draw:path>
        <draw:custom-shape draw:style-name="gr5" draw:text-style-name="P4" draw:layer="layout" svg:width="0.127cm" svg:height="0.128cm" svg:x="0.702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27cm" svg:height="0.128cm" svg:x="3.931cm" svg:y="0.508cm">
          <text:p/>
          <draw:enhanced-geometry svg:viewBox="0 0 21600 21600" draw:type="rectangle" draw:enhanced-path="M 0 0 L 21600 0 21600 21600 0 21600 0 0 Z N"/>
        </draw:custom-shape>
        <draw:path draw:style-name="gr6" draw:text-style-name="P3" draw:layer="layout" svg:width="2.073cm" svg:height="0.381cm" draw:transform="rotate (-1.5707963267949) translate (4.19066578947368cm 0.825068541300527cm)" svg:viewBox="0 0 2074 382" svg:d="M0 382c1504 0 1504-127 2074-382">
          <text:p/>
        </draw:path>
        <draw:custom-shape draw:style-name="gr5" draw:text-style-name="P4" draw:layer="layout" svg:width="0.127cm" svg:height="0.128cm" svg:x="3.766cm" svg:y="0.508cm">
          <text:p/>
          <draw:enhanced-geometry svg:viewBox="0 0 21600 21600" draw:type="rectangle" draw:enhanced-path="M 0 0 L 21600 0 21600 21600 0 21600 0 0 Z N"/>
        </draw:custom-shape>
        <draw:path draw:style-name="gr7" draw:text-style-name="P3" draw:layer="layout" svg:width="1.756cm" svg:height="0.329cm" draw:transform="rotate (-1.5707963267949) translate (4.318cm 0.825068541300527cm)" svg:viewBox="0 0 1757 330" svg:d="M0 318c744 64 1377-128 1757-318">
          <text:p/>
        </draw:path>
        <draw:custom-shape draw:style-name="gr8" draw:text-style-name="P1" draw:layer="layout" svg:width="3.718cm" svg:height="0.189cm" svg:x="0.508cm" svg:y="0.636cm">
          <text:p/>
          <draw:enhanced-geometry svg:viewBox="0 0 21600 21600" draw:type="rectangle" draw:enhanced-path="M 0 0 L 21600 0 21600 21600 0 21600 0 0 Z N"/>
        </draw:custom-shape>
        <draw:g>
          <draw:polygon draw:style-name="gr9" draw:text-style-name="P5" draw:layer="layout" svg:width="2.049cm" svg:height="2.531cm" svg:x="1.342cm" svg:y="0.89cm" svg:viewBox="0 0 2050 2532" draw:points="0,0 0,2532 1026,2532 1026,1897 2050,1897 2050,0">
            <text:p/>
          </draw:polygon>
          <draw:line draw:style-name="gr10" draw:text-style-name="P3" draw:layer="layout" svg:x1="2.367cm" svg:y1="0.889cm" svg:x2="2.367cm" svg:y2="2.786cm">
            <text:p/>
          </draw:line>
          <draw:custom-shape draw:style-name="gr11" draw:text-style-name="P6" draw:layer="layout" svg:width="0.899cm" svg:height="0.147cm" svg:x="1.4cm" svg:y="3.34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0.898cm" svg:height="0.147cm" svg:x="2.443cm" svg:y="2.7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0.898cm" svg:height="0.148cm" svg:x="2.443cm" svg:y="0.81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899cm" svg:height="0.148cm" svg:x="1.4cm" svg:y="0.813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3" draw:layer="layout" svg:width="0.24cm" svg:height="1.828cm" svg:x="1.854cm" svg:y="1.52cm" svg:viewBox="0 0 241 1829" draw:points="0,1829 0,1147 241,1147 241,0 0,0">
            <text:p/>
          </draw:polyline>
          <draw:line draw:style-name="gr14" draw:text-style-name="P3" draw:layer="layout" svg:x1="1.854cm" svg:y1="1.143cm" svg:x2="1.854cm" svg:y2="0.961cm">
            <text:p/>
          </draw:line>
          <draw:polyline draw:style-name="gr14" draw:text-style-name="P3" draw:layer="layout" svg:width="0.512cm" svg:height="0.803cm" svg:x="1.342cm" svg:y="1.243cm" svg:viewBox="0 0 513 804" draw:points="0,804 513,804 513,406 257,406 257,531 385,531 385,659 130,659 130,278 513,278 513,0">
            <text:p/>
          </draw:polyline>
          <draw:line draw:style-name="gr15" draw:text-style-name="P3" draw:layer="layout" svg:x1="1.663cm" svg:y1="1.143cm" svg:x2="2.044cm" svg:y2="1.143cm">
            <text:p/>
          </draw:line>
          <draw:line draw:style-name="gr15" draw:text-style-name="P3" draw:layer="layout" svg:x1="1.664cm" svg:y1="1.243cm" svg:x2="2.045cm" svg:y2="1.243cm">
            <text:p/>
          </draw:line>
        </draw:g>
        <draw:line draw:style-name="gr16" draw:text-style-name="P3" draw:layer="layout" svg:x1="1.855cm" svg:y1="0.55cm" svg:x2="1.855cm" svg:y2="0.9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08cm" fo:margin-bottom="0.508cm" fo:margin-left="0.508cm" fo:margin-right="0.508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5:27:32.910148935</meta:creation-date>
    <dc:date>2019-01-17T14:54:38.158421586</dc:date>
    <meta:editing-duration>PT2H50M35S</meta:editing-duration>
    <meta:editing-cycles>10</meta:editing-cycles>
    <meta:generator>LibreOffice/6.1.3.2$Linux_X86_64 LibreOffice_project/10$Build-2</meta:generator>
    <meta:document-statistic meta:object-count="23"/>
  </office:meta>
</office:document-meta>
</file>